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Verb type</text:p>
          </table:table-cell>
          <table:table-cell office:value-type="string">
            <text:p>Complement type</text:p>
          </table:table-cell>
          <table:table-cell office:value-type="string">
            <text:p>Coference</text:p>
          </table:table-cell>
          <table:table-cell/>
          <table:table-cell table:formula="of:=CONCATENATE([.A1];&quot; &amp; &quot;)" office:value-type="string" office:string-value="Verb type &amp; ">
            <text:p>Verb type &amp; </text:p>
          </table:table-cell>
          <table:table-cell table:formula="of:=CONCATENATE([.B1];&quot; &amp; &quot;)" office:value-type="string" office:string-value="Complement type &amp; ">
            <text:p>Complement type &amp; </text:p>
          </table:table-cell>
          <table:table-cell table:formula="of:=CONCATENATE([.C1];&quot; &amp; &quot;)" office:value-type="string" office:string-value="Coference &amp; ">
            <text:p>Coference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infinitive</text:p>
          </table:table-cell>
          <table:table-cell office:value-type="string">
            <text:p>{S,A,P,P'}={S,A}</text:p>
          </table:table-cell>
          <table:table-cell/>
          <table:table-cell table:formula="of:=CONCATENATE([.A2];&quot; &amp; &quot;)" office:value-type="string" office:string-value="\ipa{rga} &amp; ">
            <text:p>\ipa{rga} &amp; </text:p>
          </table:table-cell>
          <table:table-cell table:formula="of:=CONCATENATE([.B2];&quot; &amp; &quot;)" office:value-type="string" office:string-value="infinitive &amp; ">
            <text:p>infinitive &amp; </text:p>
          </table:table-cell>
          <table:table-cell table:formula="of:=CONCATENATE([.C2];&quot; &amp; &quot;)" office:value-type="string" office:string-value="{S,A,P,P'}={S,A} &amp; ">
            <text:p>{S,A,P,P'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spa}</text:p>
          </table:table-cell>
          <table:table-cell office:value-type="string">
            <text:p>infinitive</text:p>
          </table:table-cell>
          <table:table-cell office:value-type="string">
            <text:p>{S,A}={S,A}</text:p>
          </table:table-cell>
          <table:table-cell/>
          <table:table-cell table:formula="of:=CONCATENATE([.A3];&quot; &amp; &quot;)" office:value-type="string" office:string-value="\ipa{spa} &amp; ">
            <text:p>\ipa{spa} &amp; </text:p>
          </table:table-cell>
          <table:table-cell table:formula="of:=CONCATENATE([.B3];&quot; &amp; &quot;)" office:value-type="string" office:string-value="infinitive &amp; ">
            <text:p>infinitive &amp; </text:p>
          </table:table-cell>
          <table:table-cell table:formula="of:=CONCATENATE([.C3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infinitive</text:p>
          </table:table-cell>
          <table:table-cell office:value-type="string">
            <text:p>zero</text:p>
          </table:table-cell>
          <table:table-cell/>
          <table:table-cell table:formula="of:=CONCATENATE([.A4];&quot; &amp; &quot;)" office:value-type="string" office:string-value="\ipa{ra} &amp; ">
            <text:p>\ipa{ra} &amp; </text:p>
          </table:table-cell>
          <table:table-cell table:formula="of:=CONCATENATE([.B4];&quot; &amp; &quot;)" office:value-type="string" office:string-value="infinitive &amp; ">
            <text:p>infinitive &amp; </text:p>
          </table:table-cell>
          <table:table-cell table:formula="of:=CONCATENATE([.C4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ɯ-} participle</text:p>
          </table:table-cell>
          <table:table-cell office:value-type="string">
            <text:p>{S,A}={S}</text:p>
          </table:table-cell>
          <table:table-cell/>
          <table:table-cell table:formula="of:=CONCATENATE([.A5];&quot; &amp; &quot;)" office:value-type="string" office:string-value="motion verb &amp; ">
            <text:p>motion verb &amp; </text:p>
          </table:table-cell>
          <table:table-cell table:formula="of:=CONCATENATE([.B5];&quot; &amp; &quot;)" office:value-type="string" office:string-value="\ipa{kɯ-} participle &amp; ">
            <text:p>\ipa{kɯ-} participle &amp; </text:p>
          </table:table-cell>
          <table:table-cell table:formula="of:=CONCATENATE([.C5];&quot; &amp; &quot;)" office:value-type="string" office:string-value="{S,A}={S} &amp; ">
            <text:p>{S,A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ɤ-} participle</text:p>
          </table:table-cell>
          <table:table-cell office:value-type="string">
            <text:p>{P}={S}</text:p>
          </table:table-cell>
          <table:table-cell/>
          <table:table-cell table:formula="of:=CONCATENATE([.A6];&quot; &amp; &quot;)" office:value-type="string" office:string-value="motion verb &amp; ">
            <text:p>motion verb &amp; </text:p>
          </table:table-cell>
          <table:table-cell table:formula="of:=CONCATENATE([.B6];&quot; &amp; &quot;)" office:value-type="string" office:string-value="\ipa{kɤ-} participle &amp; ">
            <text:p>\ipa{kɤ-} participle &amp; </text:p>
          </table:table-cell>
          <table:table-cell table:formula="of:=CONCATENATE([.C6];&quot; &amp; &quot;)" office:value-type="string" office:string-value="{P}={S} &amp; ">
            <text:p>{P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transitive verb</text:p>
          </table:table-cell>
          <table:table-cell office:value-type="string">
            <text:p>bare infinitive</text:p>
          </table:table-cell>
          <table:table-cell office:value-type="string">
            <text:p>{S,A}={A}</text:p>
          </table:table-cell>
          <table:table-cell/>
          <table:table-cell table:formula="of:=CONCATENATE([.A7];&quot; &amp; &quot;)" office:value-type="string" office:string-value="transitive verb &amp; ">
            <text:p>transitive verb &amp; </text:p>
          </table:table-cell>
          <table:table-cell table:formula="of:=CONCATENATE([.B7];&quot; &amp; &quot;)" office:value-type="string" office:string-value="bare infinitive &amp; ">
            <text:p>bare infinitive &amp; </text:p>
          </table:table-cell>
          <table:table-cell table:formula="of:=CONCATENATE([.C7];&quot; &amp; &quot;)" office:value-type="string" office:string-value="{S,A}={A} &amp; ">
            <text:p>{S,A}={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jɤɣ}</text:p>
          </table:table-cell>
          <table:table-cell office:value-type="string">
            <text:p>bare infinitive</text:p>
          </table:table-cell>
          <table:table-cell office:value-type="string">
            <text:p>zero</text:p>
          </table:table-cell>
          <table:table-cell/>
          <table:table-cell table:formula="of:=CONCATENATE([.A8];&quot; &amp; &quot;)" office:value-type="string" office:string-value="\ipa{jɤɣ} &amp; ">
            <text:p>\ipa{jɤɣ} &amp; </text:p>
          </table:table-cell>
          <table:table-cell table:formula="of:=CONCATENATE([.B8];&quot; &amp; &quot;)" office:value-type="string" office:string-value="bare infinitive &amp; ">
            <text:p>bare infinitive &amp; </text:p>
          </table:table-cell>
          <table:table-cell table:formula="of:=CONCATENATE([.C8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finite</text:p>
          </table:table-cell>
          <table:table-cell office:value-type="string">
            <text:p>{S,A,P}={S,A}</text:p>
          </table:table-cell>
          <table:table-cell/>
          <table:table-cell table:formula="of:=CONCATENATE([.A9];&quot; &amp; &quot;)" office:value-type="string" office:string-value="\ipa{rga} &amp; ">
            <text:p>\ipa{rga} &amp; </text:p>
          </table:table-cell>
          <table:table-cell table:formula="of:=CONCATENATE([.B9];&quot; &amp; &quot;)" office:value-type="string" office:string-value="finite &amp; ">
            <text:p>finite &amp; </text:p>
          </table:table-cell>
          <table:table-cell table:formula="of:=CONCATENATE([.C9];&quot; &amp; &quot;)" office:value-type="string" office:string-value="{S,A,P}={S,A} &amp; ">
            <text:p>{S,A,P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cʰa}</text:p>
          </table:table-cell>
          <table:table-cell office:value-type="string">
            <text:p>finite</text:p>
          </table:table-cell>
          <table:table-cell office:value-type="string">
            <text:p>{S,A}={S,A}</text:p>
          </table:table-cell>
          <table:table-cell/>
          <table:table-cell table:formula="of:=CONCATENATE([.A10];&quot; &amp; &quot;)" office:value-type="string" office:string-value="\ipa{cʰa} &amp; ">
            <text:p>\ipa{cʰa} &amp; </text:p>
          </table:table-cell>
          <table:table-cell table:formula="of:=CONCATENATE([.B10];&quot; &amp; &quot;)" office:value-type="string" office:string-value="finite &amp; ">
            <text:p>finite &amp; </text:p>
          </table:table-cell>
          <table:table-cell table:formula="of:=CONCATENATE([.C10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finite</text:p>
          </table:table-cell>
          <table:table-cell office:value-type="string">
            <text:p>zero</text:p>
          </table:table-cell>
          <table:table-cell/>
          <table:table-cell table:formula="of:=CONCATENATE([.A11];&quot; &amp; &quot;)" office:value-type="string" office:string-value="\ipa{ra} &amp; ">
            <text:p>\ipa{ra} &amp; </text:p>
          </table:table-cell>
          <table:table-cell table:formula="of:=CONCATENATE([.B11];&quot; &amp; &quot;)" office:value-type="string" office:string-value="finite &amp; ">
            <text:p>finite &amp; </text:p>
          </table:table-cell>
          <table:table-cell table:formula="of:=CONCATENATE([.C11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4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40:01.17</meta:creation-date>
    <dc:date>2016-04-28T14:40:32.27</dc:date>
    <meta:editing-duration>PT5H57M23S</meta:editing-duration>
    <meta:editing-cycles>70</meta:editing-cycles>
    <meta:generator>OpenOffice/4.0.1$Win32 OpenOffice.org_project/401m5$Build-9714</meta:generator>
    <dc:creator>Guillaume Jacques</dc:creator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